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5cm" draw:marker-start-width="0.39cm" draw:marker-end-width="0.39cm" draw:textarea-horizontal-align="center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draw:fill="solid" draw:fill-color="#204a87" draw:textarea-horizontal-align="justify" draw:textarea-vertical-align="middle" draw:auto-grow-height="false" draw:shadow="visible" draw:shadow-offset-x="0.07cm" draw:shadow-offset-y="0.07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line draw:style-name="gr1" draw:text-style-name="P1" draw:layer="layout" svg:x1="0.2cm" svg:y1="1.575cm" svg:x2="1.5cm" svg:y2="1.625cm">
          <text:p/>
        </draw:line>
        <draw:line draw:style-name="gr1" draw:text-style-name="P1" draw:layer="layout" svg:x1="0.85cm" svg:y1="0.325cm" svg:x2="1.5cm" svg:y2="1.6cm">
          <text:p/>
        </draw:line>
        <draw:line draw:style-name="gr1" draw:text-style-name="P1" draw:layer="layout" svg:x1="0.85cm" svg:y1="0.326cm" svg:x2="0.225cm" svg:y2="1.55cm">
          <text:p/>
        </draw:line>
        <draw:line draw:style-name="gr1" draw:text-style-name="P1" draw:layer="layout" svg:x1="1.675cm" svg:y1="0.25cm" svg:x2="1.5cm" svg:y2="1.601cm">
          <text:p/>
        </draw:line>
        <draw:line draw:style-name="gr1" draw:text-style-name="P1" draw:layer="layout" svg:x1="0.85cm" svg:y1="0.326cm" svg:x2="1.675cm" svg:y2="0.25cm">
          <text:p/>
        </draw:line>
        <draw:custom-shape draw:style-name="gr2" draw:text-style-name="P1" draw:layer="layout" svg:width="0.325cm" svg:height="0.325cm" svg:x="1.5cm" svg:y="0.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325cm" svg:height="0.325cm" svg:x="1.35cm" svg:y="1.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0.225cm" svg:y1="0.5cm" svg:x2="0.226cm" svg:y2="1.55cm">
          <text:p/>
        </draw:line>
        <draw:line draw:style-name="gr1" draw:text-style-name="P1" draw:layer="layout" svg:x1="0.851cm" svg:y1="0.326cm" svg:x2="0.226cm" svg:y2="1.55cm">
          <text:p/>
        </draw:line>
        <draw:line draw:style-name="gr1" draw:text-style-name="P1" draw:layer="layout" svg:x1="0.852cm" svg:y1="0.326cm" svg:x2="0.2cm" svg:y2="0.5cm">
          <text:p/>
        </draw:line>
        <draw:custom-shape draw:style-name="gr2" draw:text-style-name="P1" draw:layer="layout" svg:width="0.325cm" svg:height="0.325cm" svg:x="0.075cm" svg:y="0.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325cm" svg:height="0.325cm" svg:x="0.675cm" svg:y="0.1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325cm" svg:height="0.325cm" svg:x="0.038cm" svg:y="1.3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cm" fo:page-height="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5-21T20:41:14.66</meta:creation-date>
    <dc:date>2009-12-09T16:25:31.65</dc:date>
    <meta:editing-duration>PT14H37M36S</meta:editing-duration>
    <meta:editing-cycles>11</meta:editing-cycles>
    <meta:generator>OpenOffice.org/3.0$Win32 OpenOffice.org_project/300m15$Build-9379</meta:generator>
    <meta:document-statistic meta:object-count="13"/>
    <meta:user-defined meta:name="Info 1"/>
    <meta:user-defined meta:name="Info 2"/>
    <meta:user-defined meta:name="Info 3"/>
    <meta:user-defined meta:name="Info 4"/>
  </office:meta>
</office:document-meta>
</file>